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3mm"/>
    </style:style>
    <style:style style:name="co2" style:family="table-column">
      <style:table-column-properties fo:break-before="auto" style:column-width="91.49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121"/>
    <style:style style:name="ce2" style:family="table-cell" style:parent-style-name="Default" style:data-style-name="N10001"/>
    <style:style style:name="ce3" style:family="table-cell" style:parent-style-name="Default" style:data-style-name="N1012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012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ZPrime_MC_studies_ttZ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3" table:number-columns-repeated="7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ZprimeToTprimeT_TprimeToZT_MZp-1500Nar_MTp-700Nar_LH</text:p>
          </table:table-cell>
          <table:table-cell office:value-type="string" calcext:value-type="string">
            <text:p>/ZprimeToTprimeT_TprimeToZT_MZp-1500Nar_MTp-700Nar_LH_TuneCUETP8M1_13TeV-madgraphMLM-pythia8/RunIISummer16MiniAODv2-PUMoriond17_80X_mcRun2_asymptotic_2016_TrancheIV_v6-v1/MINIAODSIM</text:p>
          </table:table-cell>
          <table:table-cell office:value-type="float" office:value="197390" calcext:value-type="float">
            <text:p>197390</text:p>
          </table:table-cell>
          <table:table-cell office:value-type="float" office:value="186.7" calcext:value-type="float">
            <text:p>186.70000000</text:p>
          </table:table-cell>
          <table:table-cell table:formula="of:=1/[.C2]" office:value-type="float" office:value="0.0000050661127716703" calcext:value-type="float">
            <text:p>0.00000507</text:p>
          </table:table-cell>
          <table:table-cell table:formula="of:=[.D2]/[.C2]*1000" office:value-type="float" office:value="0.945843254470844" calcext:value-type="float">
            <text:p>0.94584325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1500Nar_MTp-900Nar_LH</text:p>
          </table:table-cell>
          <table:table-cell office:value-type="string" calcext:value-type="string">
            <text:p>/ZprimeToTprimeT_TprimeToZT_MZp-1500Nar_MTp-900Nar_LH_TuneCUETP8M1_13TeV-madgraphMLM-pythia8/RunIISummer16MiniAODv2-PUMoriond17_80X_mcRun2_asymptotic_2016_TrancheIV_v6-v1/MINIAODSIM</text:p>
          </table:table-cell>
          <table:table-cell office:value-type="float" office:value="205947" calcext:value-type="float">
            <text:p>205947</text:p>
          </table:table-cell>
          <table:table-cell office:value-type="float" office:value="320.4" calcext:value-type="float">
            <text:p>320.40000000</text:p>
          </table:table-cell>
          <table:table-cell table:formula="of:=1/[.C3]" office:value-type="float" office:value="0.00000485561819303025" calcext:value-type="float">
            <text:p>0.00000486</text:p>
          </table:table-cell>
          <table:table-cell table:formula="of:=[.D3]/[.C3]*1000" office:value-type="float" office:value="1.55574006904689" calcext:value-type="float">
            <text:p>1.55574007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1500Nar_MTp-1200Nar_LH</text:p>
          </table:table-cell>
          <table:table-cell office:value-type="string" calcext:value-type="string">
            <text:p>/ZprimeToTprimeT_TprimeToZT_MZp-1500Nar_MTp-1200Nar_LH_TuneCUETP8M1_13TeV-madgraphMLM-pythia8/RunIISummer16MiniAODv2-PUMoriond17_80X_mcRun2_asymptotic_2016_TrancheIV_v6-v1/MINIAODSIM</text:p>
          </table:table-cell>
          <table:table-cell office:value-type="float" office:value="201839" calcext:value-type="float">
            <text:p>201839</text:p>
          </table:table-cell>
          <table:table-cell office:value-type="float" office:value="285.1" calcext:value-type="float">
            <text:p>285.10000000</text:p>
          </table:table-cell>
          <table:table-cell table:formula="of:=1/[.C4]" office:value-type="float" office:value="0.00000495444388844574" calcext:value-type="float">
            <text:p>0.00000495</text:p>
          </table:table-cell>
          <table:table-cell table:formula="of:=[.D4]/[.C4]*1000" office:value-type="float" office:value="1.41251195259588" calcext:value-type="float">
            <text:p>1.41251195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Nar_MTp-900Nar_LH</text:p>
          </table:table-cell>
          <table:table-cell office:value-type="string" calcext:value-type="string">
            <text:p>/ZprimeToTprimeT_TprimeToZT_MZp-2000Nar_MTp-900Nar_LH_TuneCUETP8M1_13TeV-madgraphMLM-pythia8/RunIISummer16MiniAODv2-PUMoriond17_80X_mcRun2_asymptotic_2016_TrancheIV_v6-v1/MINIAODSIM</text:p>
          </table:table-cell>
          <table:table-cell office:value-type="float" office:value="206508" calcext:value-type="float">
            <text:p>206508</text:p>
          </table:table-cell>
          <table:table-cell office:value-type="float" office:value="114.7" calcext:value-type="float">
            <text:p>114.70000000</text:p>
          </table:table-cell>
          <table:table-cell table:formula="of:=1/[.C5]" office:value-type="float" office:value="0.00000484242741201309" calcext:value-type="float">
            <text:p>0.00000484</text:p>
          </table:table-cell>
          <table:table-cell table:formula="of:=[.D5]/[.C5]*1000" office:value-type="float" office:value="0.555426424157902" calcext:value-type="float">
            <text:p>0.55542642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Nar_MTp-1200Nar_LH</text:p>
          </table:table-cell>
          <table:table-cell office:value-type="string" calcext:value-type="string">
            <text:p>/ZprimeToTprimeT_TprimeToZT_MZp-2000Nar_MTp-1200Nar_LH_TuneCUETP8M1_13TeV-madgraphMLM-pythia8/RunIISummer16MiniAODv2-PUMoriond17_80X_mcRun2_asymptotic_2016_TrancheIV_v6-v1/MINIAODSIM</text:p>
          </table:table-cell>
          <table:table-cell office:value-type="float" office:value="205497" calcext:value-type="float">
            <text:p>205497</text:p>
          </table:table-cell>
          <table:table-cell office:value-type="float" office:value="205.6" calcext:value-type="float">
            <text:p>205.60000000</text:p>
          </table:table-cell>
          <table:table-cell table:formula="of:=1/[.C6]" office:value-type="float" office:value="0.00000486625108882368" calcext:value-type="float">
            <text:p>0.00000487</text:p>
          </table:table-cell>
          <table:table-cell table:formula="of:=[.D6]/[.C6]*1000" office:value-type="float" office:value="1.00050122386215" calcext:value-type="float">
            <text:p>1.00050122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Nar_MTp-1200Nar_RH</text:p>
          </table:table-cell>
          <table:table-cell office:value-type="string" calcext:value-type="string">
            <text:p>/ZprimeToTprimeT_TprimeToZT_MZp-2000Nar_MTp-1200Nar_RH_TuneCUETP8M1_13TeV-madgraphMLM-pythia8/RunIISummer16MiniAODv2-PUMoriond17_80X_mcRun2_asymptotic_2016_TrancheIV_v6-v1/MINIAODSIM</text:p>
          </table:table-cell>
          <table:table-cell office:value-type="float" office:value="199286" calcext:value-type="float">
            <text:p>199286</text:p>
          </table:table-cell>
          <table:table-cell office:value-type="float" office:value="205.9" calcext:value-type="float">
            <text:p>205.90000000</text:p>
          </table:table-cell>
          <table:table-cell table:formula="of:=1/[.C7]" office:value-type="float" office:value="0.00000501791395281154" calcext:value-type="float">
            <text:p>0.00000502</text:p>
          </table:table-cell>
          <table:table-cell table:formula="of:=[.D7]/[.C7]*1000" office:value-type="float" office:value="1.0331884828839" calcext:value-type="float">
            <text:p>1.03318848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Nar_MTp-1200Wid_LH</text:p>
          </table:table-cell>
          <table:table-cell office:value-type="string" calcext:value-type="string">
            <text:p>/ZprimeToTprimeT_TprimeToZT_MZp-2000Nar_MTp-1200Wid_LH_TuneCUETP8M1_13TeV-madgraphMLM-pythia8/RunIISummer16MiniAODv2-PUMoriond17_80X_mcRun2_asymptotic_2016_TrancheIV_v6-v1/MINIAODSIM</text:p>
          </table:table-cell>
          <table:table-cell office:value-type="float" office:value="202651" calcext:value-type="float">
            <text:p>202651</text:p>
          </table:table-cell>
          <table:table-cell office:value-type="float" office:value="157.7" calcext:value-type="float">
            <text:p>157.70000000</text:p>
          </table:table-cell>
          <table:table-cell table:formula="of:=1/[.C8]" office:value-type="float" office:value="0.00000493459198326186" calcext:value-type="float">
            <text:p>0.00000493</text:p>
          </table:table-cell>
          <table:table-cell table:formula="of:=[.D8]/[.C8]*1000" office:value-type="float" office:value="0.778185155760396" calcext:value-type="float">
            <text:p>0.77818516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Wid_MTp-1200Nar_LH</text:p>
          </table:table-cell>
          <table:table-cell office:value-type="string" calcext:value-type="string">
            <text:p>/ZprimeToTprimeT_TprimeToZT_MZp-2000Wid_MTp-1200Nar_LH_TuneCUETP8M1_13TeV-madgraphMLM-pythia8/RunIISummer16MiniAODv2-PUMoriond17_80X_mcRun2_asymptotic_2016_TrancheIV_v6-v1/MINIAODSIM</text:p>
          </table:table-cell>
          <table:table-cell office:value-type="float" office:value="207714" calcext:value-type="float">
            <text:p>207714</text:p>
          </table:table-cell>
          <table:table-cell office:value-type="float" office:value="18.4" calcext:value-type="float">
            <text:p>18.40000000</text:p>
          </table:table-cell>
          <table:table-cell table:formula="of:=1/[.C9]" office:value-type="float" office:value="0.00000481431198667399" calcext:value-type="float">
            <text:p>0.00000481</text:p>
          </table:table-cell>
          <table:table-cell table:formula="of:=[.D9]/[.C9]*1000" office:value-type="float" office:value="0.0885833405548013" calcext:value-type="float">
            <text:p>0.08858334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000Nar_MTp-1500Nar_LH</text:p>
          </table:table-cell>
          <table:table-cell office:value-type="string" calcext:value-type="string">
            <text:p>/ZprimeToTprimeT_TprimeToZT_MZp-2000Nar_MTp-1500Nar_LH_TuneCUETP8M1_13TeV-madgraphMLM-pythia8/RunIISummer16MiniAODv2-PUMoriond17_80X_mcRun2_asymptotic_2016_TrancheIV_v6-v1/MINIAODSIM</text:p>
          </table:table-cell>
          <table:table-cell office:value-type="float" office:value="203441" calcext:value-type="float">
            <text:p>203441</text:p>
          </table:table-cell>
          <table:table-cell office:value-type="float" office:value="214.1" calcext:value-type="float">
            <text:p>214.10000000</text:p>
          </table:table-cell>
          <table:table-cell table:formula="of:=1/[.C10]" office:value-type="float" office:value="0.00000491543002639586" calcext:value-type="float">
            <text:p>0.00000492</text:p>
          </table:table-cell>
          <table:table-cell table:formula="of:=[.D10]/[.C10]*1000" office:value-type="float" office:value="1.05239356865135" calcext:value-type="float">
            <text:p>1.05239357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500Nar_MTp-1200Nar_LH</text:p>
          </table:table-cell>
          <table:table-cell office:value-type="string" calcext:value-type="string">
            <text:p>/ZprimeToTprimeT_TprimeToZT_MZp-2500Nar_MTp-1200Nar_LH_TuneCUETP8M1_13TeV-madgraphMLM-pythia8/RunIISummer16MiniAODv2-PUMoriond17_80X_mcRun2_asymptotic_2016_TrancheIV_v6-v1/MINIAODSIM</text:p>
          </table:table-cell>
          <table:table-cell office:value-type="float" office:value="206568" calcext:value-type="float">
            <text:p>206568</text:p>
          </table:table-cell>
          <table:table-cell office:value-type="float" office:value="83.5" calcext:value-type="float">
            <text:p>83.50000000</text:p>
          </table:table-cell>
          <table:table-cell table:formula="of:=1/[.C11]" office:value-type="float" office:value="0.00000484102087448201" calcext:value-type="float">
            <text:p>0.00000484</text:p>
          </table:table-cell>
          <table:table-cell table:formula="of:=[.D11]/[.C11]*1000" office:value-type="float" office:value="0.404225243019248" calcext:value-type="float">
            <text:p>0.40422524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ZprimeToTprimeT_TprimeToZT_MZp-2500Nar_MTp-1500Nar_LH</text:p>
          </table:table-cell>
          <table:table-cell office:value-type="string" calcext:value-type="string">
            <text:p>/ZprimeToTprimeT_TprimeToZT_MZp-2500Nar_MTp-1500Nar_LH_TuneCUETP8M1_13TeV-madgraphMLM-pythia8/RunIISummer16MiniAODv2-PUMoriond17_80X_mcRun2_asymptotic_2016_TrancheIV_v6-v1/MINIAODSIM</text:p>
          </table:table-cell>
          <table:table-cell office:value-type="float" office:value="206117" calcext:value-type="float">
            <text:p>206117</text:p>
          </table:table-cell>
          <table:table-cell office:value-type="float" office:value="124.2" calcext:value-type="float">
            <text:p>124.20000000</text:p>
          </table:table-cell>
          <table:table-cell table:formula="of:=1/[.C12]" office:value-type="float" office:value="0.00000485161340403751" calcext:value-type="float">
            <text:p>0.00000485</text:p>
          </table:table-cell>
          <table:table-cell table:formula="of:=[.D12]/[.C12]*1000" office:value-type="float" office:value="0.602570384781459" calcext:value-type="float">
            <text:p>0.60257038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.00.0000</text:date>, <text:time style:data-style-name="N2" text:time-value="17:23:22.97210969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7:24:02.383969572</dc:date>
    <meta:editing-duration>PT18H22M12S</meta:editing-duration>
    <meta:editing-cycles>10</meta:editing-cycles>
    <meta:generator>LibreOffice/5.1.6.2$Linux_X86_64 LibreOffice_project/10m0$Build-2</meta:generator>
    <meta:document-statistic meta:table-count="1" meta:cell-count="120" meta:object-count="0"/>
  </office:meta>
</office:document-meta>
</file>